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7484" officeooo:paragraph-rsid="00107484"/>
    </style:style>
    <style:style style:name="P2" style:family="paragraph" style:parent-style-name="Standard">
      <style:text-properties officeooo:rsid="00128c5d" officeooo:paragraph-rsid="00128c5d"/>
    </style:style>
    <style:style style:name="P3" style:family="paragraph" style:parent-style-name="Standard">
      <style:text-properties officeooo:rsid="0013b1ef" officeooo:paragraph-rsid="00128c5d"/>
    </style:style>
    <style:style style:name="P4" style:family="paragraph" style:parent-style-name="Standard">
      <style:text-properties fo:font-weight="bold" officeooo:rsid="0013b1ef" officeooo:paragraph-rsid="0013b1ef" style:font-weight-asian="bold" style:font-weight-complex="bold"/>
    </style:style>
    <style:style style:name="P5" style:family="paragraph" style:parent-style-name="Standard">
      <style:text-properties fo:font-weight="bold" officeooo:rsid="00147e5c" officeooo:paragraph-rsid="00147e5c" style:font-weight-asian="bold" style:font-weight-complex="bold"/>
    </style:style>
    <style:style style:name="P6" style:family="paragraph" style:parent-style-name="Standard">
      <style:text-properties fo:font-weight="bold" officeooo:rsid="0015e1b3" officeooo:paragraph-rsid="0015e1b3" style:font-weight-asian="bold" style:font-weight-complex="bold"/>
    </style:style>
    <style:style style:name="P7" style:family="paragraph" style:parent-style-name="Standard">
      <style:text-properties fo:font-weight="normal" officeooo:rsid="0013b1ef" officeooo:paragraph-rsid="0013b1ef" style:font-weight-asian="normal" style:font-weight-complex="normal"/>
    </style:style>
    <style:style style:name="P8" style:family="paragraph" style:parent-style-name="Standard">
      <style:text-properties fo:font-weight="normal" officeooo:rsid="0013b1ef" officeooo:paragraph-rsid="00147e5c" style:font-weight-asian="normal" style:font-weight-complex="normal"/>
    </style:style>
    <style:style style:name="P9" style:family="paragraph" style:parent-style-name="Standard">
      <style:text-properties fo:font-weight="normal" officeooo:rsid="0015e1b3" officeooo:paragraph-rsid="0015e1b3"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15e1b3" officeooo:paragraph-rsid="0015e1b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47e5c" officeooo:paragraph-rsid="00147e5c"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13b1ef" officeooo:paragraph-rsid="0013b1ef" style:font-weight-asian="normal" style:font-weight-complex="normal"/>
    </style:style>
    <style:style style:name="P13" style:family="paragraph" style:parent-style-name="Standard">
      <style:text-properties fo:font-size="14pt" style:text-underline-style="solid" style:text-underline-width="auto" style:text-underline-color="font-color" fo:font-weight="bold" officeooo:rsid="0015e1b3" officeooo:paragraph-rsid="0015e1b3" style:font-size-asian="12.25pt" style:font-weight-asian="bold" style:font-size-complex="14pt" style:font-weight-complex="bold"/>
    </style:style>
    <style:style style:name="P14" style:family="paragraph" style:parent-style-name="Standard" style:list-style-name="L1">
      <style:text-properties officeooo:rsid="0015e1b3" officeooo:paragraph-rsid="0015e1b3"/>
    </style:style>
    <style:style style:name="P15" style:family="paragraph" style:parent-style-name="Standard">
      <style:text-properties fo:font-size="13pt" style:text-underline-style="solid" style:text-underline-width="auto" style:text-underline-color="font-color" fo:font-weight="bold" officeooo:rsid="0015e1b3" officeooo:paragraph-rsid="0015e1b3" style:font-size-asian="11.3500003814697pt" style:font-weight-asian="bold" style:font-size-complex="13pt" style:font-weight-complex="bold"/>
    </style:style>
    <style:style style:name="P16" style:family="paragraph" style:parent-style-name="Standard">
      <style:text-properties fo:font-size="13pt" style:text-underline-style="none" fo:font-weight="normal" officeooo:rsid="0015e1b3" officeooo:paragraph-rsid="0015e1b3" style:font-size-asian="11.3500003814697pt" style:font-weight-asian="normal" style:font-size-complex="13pt" style:font-weight-complex="normal"/>
    </style:style>
    <style:style style:name="P17" style:family="paragraph" style:parent-style-name="Standard" style:list-style-name="L1">
      <style:text-properties officeooo:paragraph-rsid="0015e1b3"/>
    </style:style>
    <style:style style:name="T1" style:family="text">
      <style:text-properties officeooo:rsid="00147e5c"/>
    </style:style>
    <style:style style:name="T2" style:family="text">
      <style:text-properties fo:font-weight="normal" style:font-weight-asian="normal" style:font-weight-complex="normal"/>
    </style:style>
    <style:style style:name="T3" style:family="text">
      <style:text-properties officeooo:rsid="0015e1b3"/>
    </style:style>
    <style:style style:name="T4" style:family="text">
      <style:text-properties style:text-underline-style="none" fo:font-weight="normal" style:font-weight-asian="normal" style:font-weight-complex="normal"/>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5e1b3" style:font-size-asian="11.3500003814697pt" style:font-weight-asian="normal" style:font-size-complex="13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ory Overview</text:p>
      <text:p text:style-name="P1">It’s the year 2010 and Louis Warner is a janitor for a rundown apartment in the heart of New York.</text:p>
      <text:p text:style-name="P1"/>
      <text:p text:style-name="P1">He was Fired from the NYPD 20 years ago after becoming obsessive over a case of a family murdering themselves, the breaking point of this obsession came <text:s/>when he was charged with attempted assult by his wife during a manic episode where he attempted to reenact the murder</text:p>
      <text:p text:style-name="P1"/>
      <text:p text:style-name="P1">Louis is now a Janitor for the apartment he lives in where is in semi-denial of his actual employment, convinced that he’s going to the police station to take care of ‘rats’ when reality is him taking care of the rats in the basement every day </text:p>
      <text:p text:style-name="P1"/>
      <text:p text:style-name="P1">Many of the members in Louis community are member of a cult who want to preform a ritual that will manifest the death of political figures who they oppose. To preform this ritual they need to strike a person into an eternal cycle of a murder spree, Louis is the next person to go missing in this apartments long lost history.</text:p>
      <text:p text:style-name="P1"/>
      <text:p text:style-name="P1"/>
      <text:p text:style-name="P1">The story starts with Louis waking up in his rank ass apartment littered with bottles, pills(?), and ash trays. He begins to get ready for the day grabbing dark blue cloths and the player is lead to believe it’s in the morning through the tone and music but the alarm says 6:45pm too foreshadow Louis is out of touch and doesn't have it all together</text:p>
      <text:p text:style-name="P1"/>
      <text:p text:style-name="P1">The player is told to go to the basement to grab the last of their gear in their closest, they have to walk past the lobby. The lobby is a wide open space that rn has a setting sun shining light into the lobby with a heavy overcast. There is the receptionist who gives the energy of a friendly cigarette that’s as sweet as barbecue sauce and calls everyone sugar, a mysterious man who’s sitting in the lobby watching TV by themselves when they are interacted with they offer just ominous one liners about an oncoming storm. The player is able to walk outside in the courtyard but any attempt to walk outside of the courtyard is stopped by two cultist members who offer meta comments about having to fit the role in their story</text:p>
      <text:p text:style-name="P1"/>
      <text:p text:style-name="P2">Entering the basement there is a long corridor with a light coming from the center of the hall is the closet where the player will find a bare of spiked knuckles and a flashlight where they are given the job/objective to ‘take care of the rats’ and the tone of the game is changed as they’re introduced to combat</text:p>
      <text:p text:style-name="P3"/>
      <text:p text:style-name="P4">Rat Behavior – <text:span text:style-name="T3">Deals 1 hp Has 2 hp</text:span></text:p>
      <text:p text:style-name="P12">The rat is the first enemies the player is gonna encounter, <text:span text:style-name="T3">they attack in packs and</text:span> have hit and run tactics with bright red eyes that stand out from the dark. They are also afraid of the light and will do anything to avoid it, if they player fights rat with the light on they’ll try to attack him from the side.</text:p>
      <text:p text:style-name="P7"/>
      <text:p text:style-name="P7">After combat starts the player is encouraged to explore the rest of the basement to kill all the rats before moving up towards the lobby. Continuing to move around the basement shows piles of rats that Louis has built up with crazy text written on the walls and with a knee height water all over the basement and leaky pipes I want it to feel like the player is in the belly of the apartment</text:p>
      <text:p text:style-name="P4"/>
      <text:p text:style-name="P5">Cultist (Dagger) <text:span text:style-name="T3">Deals 1 hp per slash Has 4 hp</text:span></text:p>
      <text:p text:style-name="P11"><text:span text:style-name="T2">The cultist enemy type will use the same model across the borad and each will have their own weapon and unique attack behavior to keep combat engaging. The dagger cultist trys to keep themselves close to the player but not too close, think like a sine wave rotating around the player, until they can charge at the player with a flurry of slashes that slow them down and reduce the speed he’s able to rotate at. After the flurry of attacks the cultist needs to take a second to breath</text:span></text:p>
      <text:p text:style-name="P5"><text:span text:style-name="T2"/></text:p>
      <text:p text:style-name="P8">As the player moves up to the lobby they’re meet with a dead silence except for the occasional thunder which lights up the lobby in bright stripes, and a squelching coming from the room next to the lobby's desk presumably the break room for workers. As the player walks in they see a cultist beating the dead body of the receptionist senseless, her hand reaching to a gun not 1ft from her, the cultist crooks their head towards the player before thrusting themselves towards the player and forcing combat</text:p>
      <text:p text:style-name="P8"/>
      <text:p text:style-name="P5">Cultist (Axe) – <text:span text:style-name="T3">Deals 3 hp per hit Has 5 hp</text:span></text:p>
      <text:p text:style-name="P10"><text:span text:style-name="T2">This is a slow lumbering axe man who uses an emergency fire axe and will charge at the player with axe over their head and in a long lunge that comes down in a strong attack but if the axe man misses and the axe is stuck into the ground/wall</text:span></text:p>
      <text:p text:style-name="P6"><text:span text:style-name="T2"/></text:p>
      <text:p text:style-name="P8"><text:span text:style-name="T1">the player will likely pick up the gun which will trigger a mini boss fight of an enemies with an exaggerated axe attack type and crashes through furniture in it’s charge with an axe </text:span></text:p>
      <text:p text:style-name="P9"/>
      <text:p text:style-name="P9">after that the player is free to either look around for resources like cigarettes or more ammo</text:p>
      <text:p text:style-name="P7"/>
      <text:p text:style-name="P9">If the player takes even a little too long a voice along with a red light comes from upstairs that beckons the player to hurry up and fulfill their role </text:p>
      <text:p text:style-name="P9"/>
      <text:p text:style-name="P13">Other Funky stuff</text:p>
      <text:p text:style-name="P13"/>
      <text:p text:style-name="P15">UI</text:p>
      <text:p text:style-name="P16">Keep it simple but bold, the player has a number counter in the bottom right corner for when they have a gun equipped, and in the bottom left there is a set of rancid lungs that will fill with blood to represent the players health bar. When they heal an animation plays that shows the smoke coming into the lungs and pushing the blood out ‘healing’ the player.</text:p>
      <text:p text:style-name="P16"/>
      <text:p text:style-name="P15">Tools</text:p>
      <text:p text:style-name="P15"><text:span text:style-name="T4">The player has cigarettes and a flashlight</text:span></text:p>
      <text:p text:style-name="P15"><text:span text:style-name="T4"/></text:p>
      <text:p text:style-name="P15"><text:span text:style-name="T4">C for cigarette which heals the player and slows them down for a bit</text:span></text:p>
      <text:p text:style-name="P15"><text:span text:style-name="T4"/></text:p>
      <text:p text:style-name="P15"><text:span text:style-name="T4">F for light illuminates the environment and hopefully get reactions form the environment ande enemy</text:span></text:p>
      <text:p text:style-name="P15"><text:span text:style-name="T4"/></text:p>
      <text:p text:style-name="P15">Weapons</text:p>
      <text:p text:style-name="P16">The player gradually gets more and more weapons in what will probably be a very linear progression </text:p>
      <text:p text:style-name="P16">Uses simple raycasting for all of these and effects ontop of that</text:p>
      <text:p text:style-name="P16">Knuckles – close range attack that knocks back the enemy </text:p>
      <text:p text:style-name="P16">Pistol – A loud pistol like the classic Glock that holds 12 bullets and takes long to reload and sounds like smacking steel together to operate</text:p>
      <text:p text:style-name="P16">Shotgun – A tool of destruction for when Louis has stopped caring what reality is and greets everything in front of him with a shotgun in hand, holds 2 shells and fires 6 bullet per shell</text:p>
      <text:p text:style-name="P16"/>
      <text:p text:style-name="P15">Resources</text:p>
      <text:p text:style-name="P16">I want the player to find cigarretes in packs of 20, packs of 5 and single ciggys,</text:p>
      <text:p text:style-name="P16">the player can take 6 hits before they die or become critical</text:p>
      <text:p text:style-name="P16"/>
      <text:p text:style-name="P16">I don’t know if I want ammo to be a resource ir if we should just give the player infinite ammo and make reloading very slow </text:p>
      <text:list xml:id="list646388050" text:style-name="L1">
        <text:list-item>
          <text:p text:style-name="P17"><text:span text:style-name="T6">The idea being the tension isn’t emphasized in resource management but instead in being aware and reloading during the quiet moments you have otherwise you’re left vulnerable in combat</text:span></text:p>
          <text:list>
            <text:list-item>
              <text:p text:style-name="P14"><text:span text:style-name="T5">This would mean bullets could be a versatile means to interact with the world since it cost the player nothing but time</text:span></text:p>
            </text:list-item>
            <text:list-item>
              <text:p text:style-name="P14"><text:span text:style-name="T5">Every enemy and boss should be able to be killed by a full magazine too reward players who always have a full magazine and efficient aiming</text:span></text:p>
            </text:list-item>
          </text:list>
        </text:list-item>
      </text:list>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20T12:43:25.807000000</dc:date>
    <meta:editing-duration>PT19H38M3S</meta:editing-duration>
    <meta:editing-cycles>6</meta:editing-cycles>
    <meta:generator>LibreOffice/7.4.3.2$Windows_X86_64 LibreOffice_project/1048a8393ae2eeec98dff31b5c133c5f1d08b890</meta:generator>
    <meta:document-statistic meta:table-count="0" meta:image-count="0" meta:object-count="0" meta:page-count="1" meta:paragraph-count="39" meta:word-count="1255" meta:character-count="6697" meta:non-whitespace-character-count="5472"/>
  </office:meta>
</office:document-meta>
</file>